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4701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X_value</text:p>
          </table:table-cell>
          <table:table-cell office:value-type="string" calcext:value-type="string">
            <text:p>Y_value</text:p>
          </table:table-cell>
          <table:table-cell office:value-type="string" calcext:value-type="string">
            <text:p>Z_value</text:p>
          </table:table-cell>
          <table:table-cell office:value-type="string" calcext:value-type="string">
            <text:p>d_time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-0.29965" calcext:value-type="float">
            <text:p>-0.29965</text:p>
          </table:table-cell>
          <table:table-cell office:value-type="float" office:value="0.19068" calcext:value-type="float">
            <text:p>0.19068</text:p>
          </table:table-cell>
          <table:table-cell office:value-type="float" office:value="10.14716" calcext:value-type="float">
            <text:p>10.14716</text:p>
          </table:table-cell>
          <table:table-cell table:formula="of:=[.A3]-[.A2]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-0.28603" calcext:value-type="float">
            <text:p>-0.28603</text:p>
          </table:table-cell>
          <table:table-cell office:value-type="float" office:value="0.17706" calcext:value-type="float">
            <text:p>0.17706</text:p>
          </table:table-cell>
          <table:table-cell office:value-type="float" office:value="10.13354" calcext:value-type="float">
            <text:p>10.13354</text:p>
          </table:table-cell>
          <table:table-cell table:formula="of:=[.A4]-[.A3]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-0.29965" calcext:value-type="float">
            <text:p>-0.29965</text:p>
          </table:table-cell>
          <table:table-cell office:value-type="float" office:value="0.1362" calcext:value-type="float">
            <text:p>0.1362</text:p>
          </table:table-cell>
          <table:table-cell office:value-type="float" office:value="10.09268" calcext:value-type="float">
            <text:p>10.09268</text:p>
          </table:table-cell>
          <table:table-cell table:formula="of:=[.A5]-[.A4]" office:value-type="float" office:value="0.196" calcext:value-type="float">
            <text:p>0.196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-0.32689" calcext:value-type="float">
            <text:p>-0.32689</text:p>
          </table:table-cell>
          <table:table-cell office:value-type="float" office:value="0.20431" calcext:value-type="float">
            <text:p>0.20431</text:p>
          </table:table-cell>
          <table:table-cell office:value-type="float" office:value="10.0382" calcext:value-type="float">
            <text:p>10.0382</text:p>
          </table:table-cell>
          <table:table-cell table:formula="of:=[.A6]-[.A5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74" calcext:value-type="float">
            <text:p>0.974</text:p>
          </table:table-cell>
          <table:table-cell office:value-type="float" office:value="-0.28603" calcext:value-type="float">
            <text:p>-0.28603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9.99734" calcext:value-type="float">
            <text:p>9.99734</text:p>
          </table:table-cell>
          <table:table-cell table:formula="of:=[.A7]-[.A6]" office:value-type="float" office:value="0.208" calcext:value-type="float">
            <text:p>0.208</text:p>
          </table:table-cell>
        </table:table-row>
        <table:table-row table:style-name="ro1">
          <table:table-cell office:value-type="float" office:value="1.164" calcext:value-type="float">
            <text:p>1.164</text:p>
          </table:table-cell>
          <table:table-cell office:value-type="float" office:value="-0.36775" calcext:value-type="float">
            <text:p>-0.36775</text:p>
          </table:table-cell>
          <table:table-cell office:value-type="float" office:value="0.21793" calcext:value-type="float">
            <text:p>0.21793</text:p>
          </table:table-cell>
          <table:table-cell office:value-type="float" office:value="10.16078" calcext:value-type="float">
            <text:p>10.16078</text:p>
          </table:table-cell>
          <table:table-cell table:formula="of:=[.A8]-[.A7]"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.364" calcext:value-type="float">
            <text:p>1.364</text:p>
          </table:table-cell>
          <table:table-cell office:value-type="float" office:value="-0.62654" calcext:value-type="float">
            <text:p>-0.62654</text:p>
          </table:table-cell>
          <table:table-cell office:value-type="float" office:value="0.17706" calcext:value-type="float">
            <text:p>0.17706</text:p>
          </table:table-cell>
          <table:table-cell office:value-type="float" office:value="10.07906" calcext:value-type="float">
            <text:p>10.07906</text:p>
          </table:table-cell>
          <table:table-cell table:formula="of:=[.A9]-[.A8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564" calcext:value-type="float">
            <text:p>1.564</text:p>
          </table:table-cell>
          <table:table-cell office:value-type="float" office:value="-1.03515" calcext:value-type="float">
            <text:p>-1.03515</text:p>
          </table:table-cell>
          <table:table-cell office:value-type="float" office:value="0.10896" calcext:value-type="float">
            <text:p>0.10896</text:p>
          </table:table-cell>
          <table:table-cell office:value-type="float" office:value="10.09268" calcext:value-type="float">
            <text:p>10.09268</text:p>
          </table:table-cell>
          <table:table-cell table:formula="of:=[.A10]-[.A9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764" calcext:value-type="float">
            <text:p>1.764</text:p>
          </table:table-cell>
          <table:table-cell office:value-type="float" office:value="-1.51186" calcext:value-type="float">
            <text:p>-1.51186</text:p>
          </table:table-cell>
          <table:table-cell office:value-type="float" office:value="0.09534" calcext:value-type="float">
            <text:p>0.09534</text:p>
          </table:table-cell>
          <table:table-cell office:value-type="float" office:value="9.99734" calcext:value-type="float">
            <text:p>9.99734</text:p>
          </table:table-cell>
          <table:table-cell table:formula="of:=[.A11]-[.A10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963" calcext:value-type="float">
            <text:p>1.963</text:p>
          </table:table-cell>
          <table:table-cell office:value-type="float" office:value="-2.19288" calcext:value-type="float">
            <text:p>-2.19288</text:p>
          </table:table-cell>
          <table:table-cell office:value-type="float" office:value="0.12258" calcext:value-type="float">
            <text:p>0.12258</text:p>
          </table:table-cell>
          <table:table-cell office:value-type="float" office:value="9.82027" calcext:value-type="float">
            <text:p>9.82027</text:p>
          </table:table-cell>
          <table:table-cell table:formula="of:=[.A12]-[.A11]" office:value-type="float" office:value="0.199" calcext:value-type="float">
            <text:p>0.199</text:p>
          </table:table-cell>
        </table:table-row>
        <table:table-row table:style-name="ro1">
          <table:table-cell office:value-type="float" office:value="2.163" calcext:value-type="float">
            <text:p>2.163</text:p>
          </table:table-cell>
          <table:table-cell office:value-type="float" office:value="-2.76493" calcext:value-type="float">
            <text:p>-2.76493</text:p>
          </table:table-cell>
          <table:table-cell office:value-type="float" office:value="0.16344" calcext:value-type="float">
            <text:p>0.16344</text:p>
          </table:table-cell>
          <table:table-cell office:value-type="float" office:value="9.84751" calcext:value-type="float">
            <text:p>9.84751</text:p>
          </table:table-cell>
          <table:table-cell table:formula="of:=[.A13]-[.A12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364" calcext:value-type="float">
            <text:p>2.364</text:p>
          </table:table-cell>
          <table:table-cell office:value-type="float" office:value="-3.67749" calcext:value-type="float">
            <text:p>-3.67749</text:p>
          </table:table-cell>
          <table:table-cell office:value-type="float" office:value="0.16344" calcext:value-type="float">
            <text:p>0.16344</text:p>
          </table:table-cell>
          <table:table-cell office:value-type="float" office:value="9.49338" calcext:value-type="float">
            <text:p>9.49338</text:p>
          </table:table-cell>
          <table:table-cell table:formula="of:=[.A14]-[.A13]" office:value-type="float" office:value="0.201" calcext:value-type="float">
            <text:p>0.201</text:p>
          </table:table-cell>
        </table:table-row>
        <table:table-row table:style-name="ro1">
          <table:table-cell office:value-type="float" office:value="2.563" calcext:value-type="float">
            <text:p>2.563</text:p>
          </table:table-cell>
          <table:table-cell office:value-type="float" office:value="-4.71264" calcext:value-type="float">
            <text:p>-4.71264</text:p>
          </table:table-cell>
          <table:table-cell office:value-type="float" office:value="0.20431" calcext:value-type="float">
            <text:p>0.20431</text:p>
          </table:table-cell>
          <table:table-cell office:value-type="float" office:value="9.05753" calcext:value-type="float">
            <text:p>9.05753</text:p>
          </table:table-cell>
          <table:table-cell table:formula="of:=[.A15]-[.A14]" office:value-type="float" office:value="0.199" calcext:value-type="float">
            <text:p>0.199</text:p>
          </table:table-cell>
        </table:table-row>
        <table:table-row table:style-name="ro1">
          <table:table-cell office:value-type="float" office:value="2.764" calcext:value-type="float">
            <text:p>2.764</text:p>
          </table:table-cell>
          <table:table-cell office:value-type="float" office:value="-5.99295" calcext:value-type="float">
            <text:p>-5.99295</text:p>
          </table:table-cell>
          <table:table-cell office:value-type="float" office:value="0.19068" calcext:value-type="float">
            <text:p>0.19068</text:p>
          </table:table-cell>
          <table:table-cell office:value-type="float" office:value="8.03601" calcext:value-type="float">
            <text:p>8.03601</text:p>
          </table:table-cell>
          <table:table-cell table:formula="of:=[.A16]-[.A15]" office:value-type="float" office:value="0.201" calcext:value-type="float">
            <text:p>0.201</text:p>
          </table:table-cell>
        </table:table-row>
        <table:table-row table:style-name="ro1">
          <table:table-cell office:value-type="float" office:value="2.968" calcext:value-type="float">
            <text:p>2.968</text:p>
          </table:table-cell>
          <table:table-cell office:value-type="float" office:value="-6.76931" calcext:value-type="float">
            <text:p>-6.76931</text:p>
          </table:table-cell>
          <table:table-cell office:value-type="float" office:value="0.31327" calcext:value-type="float">
            <text:p>0.31327</text:p>
          </table:table-cell>
          <table:table-cell office:value-type="float" office:value="7.40947" calcext:value-type="float">
            <text:p>7.40947</text:p>
          </table:table-cell>
          <table:table-cell table:formula="of:=[.A17]-[.A16]" office:value-type="float" office:value="0.204" calcext:value-type="float">
            <text:p>0.204</text:p>
          </table:table-cell>
        </table:table-row>
        <table:table-row table:style-name="ro1">
          <table:table-cell office:value-type="float" office:value="3.165" calcext:value-type="float">
            <text:p>3.165</text:p>
          </table:table-cell>
          <table:table-cell office:value-type="float" office:value="-7.10982" calcext:value-type="float">
            <text:p>-7.10982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7.15068" calcext:value-type="float">
            <text:p>7.15068</text:p>
          </table:table-cell>
          <table:table-cell table:formula="of:=[.A18]-[.A17]" office:value-type="float" office:value="0.197" calcext:value-type="float">
            <text:p>0.197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-7.19154" calcext:value-type="float">
            <text:p>-7.19154</text:p>
          </table:table-cell>
          <table:table-cell office:value-type="float" office:value="0.31327" calcext:value-type="float">
            <text:p>0.31327</text:p>
          </table:table-cell>
          <table:table-cell office:value-type="float" office:value="7.12344" calcext:value-type="float">
            <text:p>7.12344</text:p>
          </table:table-cell>
          <table:table-cell table:formula="of:=[.A19]-[.A18]" office:value-type="float" office:value="0.255" calcext:value-type="float">
            <text:p>0.255</text:p>
          </table:table-cell>
        </table:table-row>
        <table:table-row table:style-name="ro1">
          <table:table-cell office:value-type="float" office:value="3.567" calcext:value-type="float">
            <text:p>3.567</text:p>
          </table:table-cell>
          <table:table-cell office:value-type="float" office:value="-7.19154" calcext:value-type="float">
            <text:p>-7.19154</text:p>
          </table:table-cell>
          <table:table-cell office:value-type="float" office:value="0.31327" calcext:value-type="float">
            <text:p>0.31327</text:p>
          </table:table-cell>
          <table:table-cell office:value-type="float" office:value="7.15068" calcext:value-type="float">
            <text:p>7.15068</text:p>
          </table:table-cell>
          <table:table-cell table:formula="of:=[.A20]-[.A19]" office:value-type="float" office:value="0.147" calcext:value-type="float">
            <text:p>0.147</text:p>
          </table:table-cell>
        </table:table-row>
        <table:table-row table:style-name="ro1">
          <table:table-cell office:value-type="float" office:value="3.766" calcext:value-type="float">
            <text:p>3.766</text:p>
          </table:table-cell>
          <table:table-cell office:value-type="float" office:value="-7.19154" calcext:value-type="float">
            <text:p>-7.19154</text:p>
          </table:table-cell>
          <table:table-cell office:value-type="float" office:value="0.29965" calcext:value-type="float">
            <text:p>0.29965</text:p>
          </table:table-cell>
          <table:table-cell office:value-type="float" office:value="7.1643" calcext:value-type="float">
            <text:p>7.1643</text:p>
          </table:table-cell>
          <table:table-cell table:formula="of:=[.A21]-[.A20]" office:value-type="float" office:value="0.199" calcext:value-type="float">
            <text:p>0.199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-7.15068" calcext:value-type="float">
            <text:p>-7.15068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7.0281" calcext:value-type="float">
            <text:p>7.0281</text:p>
          </table:table-cell>
          <table:table-cell table:formula="of:=[.A22]-[.A21]" office:value-type="float" office:value="0.218" calcext:value-type="float">
            <text:p>0.218</text:p>
          </table:table-cell>
        </table:table-row>
        <table:table-row table:style-name="ro1">
          <table:table-cell office:value-type="float" office:value="4.182" calcext:value-type="float">
            <text:p>4.182</text:p>
          </table:table-cell>
          <table:table-cell office:value-type="float" office:value="-6.67397" calcext:value-type="float">
            <text:p>-6.67397</text:p>
          </table:table-cell>
          <table:table-cell office:value-type="float" office:value="0.27241" calcext:value-type="float">
            <text:p>0.27241</text:p>
          </table:table-cell>
          <table:table-cell office:value-type="float" office:value="7.42309" calcext:value-type="float">
            <text:p>7.42309</text:p>
          </table:table-cell>
          <table:table-cell table:formula="of:=[.A23]-[.A22]" office:value-type="float" office:value="0.198" calcext:value-type="float">
            <text:p>0.198</text:p>
          </table:table-cell>
        </table:table-row>
        <table:table-row table:style-name="ro1">
          <table:table-cell office:value-type="float" office:value="4.367" calcext:value-type="float">
            <text:p>4.367</text:p>
          </table:table-cell>
          <table:table-cell office:value-type="float" office:value="-6.03381" calcext:value-type="float">
            <text:p>-6.03381</text:p>
          </table:table-cell>
          <table:table-cell office:value-type="float" office:value="0.25879" calcext:value-type="float">
            <text:p>0.25879</text:p>
          </table:table-cell>
          <table:table-cell office:value-type="float" office:value="8.02238" calcext:value-type="float">
            <text:p>8.02238</text:p>
          </table:table-cell>
          <table:table-cell table:formula="of:=[.A24]-[.A23]" office:value-type="float" office:value="0.185" calcext:value-type="float">
            <text:p>0.185</text:p>
          </table:table-cell>
        </table:table-row>
        <table:table-row table:style-name="ro1">
          <table:table-cell office:value-type="float" office:value="4.565" calcext:value-type="float">
            <text:p>4.565</text:p>
          </table:table-cell>
          <table:table-cell office:value-type="float" office:value="-5.14849" calcext:value-type="float">
            <text:p>-5.14849</text:p>
          </table:table-cell>
          <table:table-cell office:value-type="float" office:value="0.28603" calcext:value-type="float">
            <text:p>0.28603</text:p>
          </table:table-cell>
          <table:table-cell office:value-type="float" office:value="8.52634" calcext:value-type="float">
            <text:p>8.52634</text:p>
          </table:table-cell>
          <table:table-cell table:formula="of:=[.A25]-[.A24]" office:value-type="float" office:value="0.198" calcext:value-type="float">
            <text:p>0.198</text:p>
          </table:table-cell>
        </table:table-row>
        <table:table-row table:style-name="ro1">
          <table:table-cell office:value-type="float" office:value="4.768" calcext:value-type="float">
            <text:p>4.768</text:p>
          </table:table-cell>
          <table:table-cell office:value-type="float" office:value="-4.12697" calcext:value-type="float">
            <text:p>-4.12697</text:p>
          </table:table-cell>
          <table:table-cell office:value-type="float" office:value="0.19068" calcext:value-type="float">
            <text:p>0.19068</text:p>
          </table:table-cell>
          <table:table-cell office:value-type="float" office:value="9.19374" calcext:value-type="float">
            <text:p>9.19374</text:p>
          </table:table-cell>
          <table:table-cell table:formula="of:=[.A26]-[.A25]" office:value-type="float" office:value="0.202999999999999" calcext:value-type="float">
            <text:p>0.203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-3.11906" calcext:value-type="float">
            <text:p>-3.11906</text:p>
          </table:table-cell>
          <table:table-cell office:value-type="float" office:value="0.14982" calcext:value-type="float">
            <text:p>0.14982</text:p>
          </table:table-cell>
          <table:table-cell office:value-type="float" office:value="9.60235" calcext:value-type="float">
            <text:p>9.60235</text:p>
          </table:table-cell>
          <table:table-cell table:formula="of:=[.A27]-[.A26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.167" calcext:value-type="float">
            <text:p>5.167</text:p>
          </table:table-cell>
          <table:table-cell office:value-type="float" office:value="-2.05667" calcext:value-type="float">
            <text:p>-2.05667</text:p>
          </table:table-cell>
          <table:table-cell office:value-type="float" office:value="0.14982" calcext:value-type="float">
            <text:p>0.14982</text:p>
          </table:table-cell>
          <table:table-cell office:value-type="float" office:value="9.90199" calcext:value-type="float">
            <text:p>9.90199</text:p>
          </table:table-cell>
          <table:table-cell table:formula="of:=[.A28]-[.A27]" office:value-type="float" office:value="0.199" calcext:value-type="float">
            <text:p>0.199</text:p>
          </table:table-cell>
        </table:table-row>
        <table:table-row table:style-name="ro1">
          <table:table-cell office:value-type="float" office:value="5.371" calcext:value-type="float">
            <text:p>5.371</text:p>
          </table:table-cell>
          <table:table-cell office:value-type="float" office:value="-1.08963" calcext:value-type="float">
            <text:p>-1.08963</text:p>
          </table:table-cell>
          <table:table-cell office:value-type="float" office:value="0.1362" calcext:value-type="float">
            <text:p>0.1362</text:p>
          </table:table-cell>
          <table:table-cell office:value-type="float" office:value="9.99734" calcext:value-type="float">
            <text:p>9.99734</text:p>
          </table:table-cell>
          <table:table-cell table:formula="of:=[.A29]-[.A28]" office:value-type="float" office:value="0.204000000000001" calcext:value-type="float">
            <text:p>0.204</text:p>
          </table:table-cell>
        </table:table-row>
        <table:table-row table:style-name="ro1">
          <table:table-cell office:value-type="float" office:value="5.569" calcext:value-type="float">
            <text:p>5.569</text:p>
          </table:table-cell>
          <table:table-cell office:value-type="float" office:value="-0.49033" calcext:value-type="float">
            <text:p>-0.49033</text:p>
          </table:table-cell>
          <table:table-cell office:value-type="float" office:value="0.17706" calcext:value-type="float">
            <text:p>0.17706</text:p>
          </table:table-cell>
          <table:table-cell office:value-type="float" office:value="10.09268" calcext:value-type="float">
            <text:p>10.09268</text:p>
          </table:table-cell>
          <table:table-cell table:formula="of:=[.A30]-[.A29]" office:value-type="float" office:value="0.198" calcext:value-type="float">
            <text:p>0.198</text:p>
          </table:table-cell>
        </table:table-row>
        <table:table-row table:style-name="ro1">
          <table:table-cell office:value-type="float" office:value="5.779" calcext:value-type="float">
            <text:p>5.779</text:p>
          </table:table-cell>
          <table:table-cell office:value-type="float" office:value="-0.27241" calcext:value-type="float">
            <text:p>-0.27241</text:p>
          </table:table-cell>
          <table:table-cell office:value-type="float" office:value="0.14982" calcext:value-type="float">
            <text:p>0.14982</text:p>
          </table:table-cell>
          <table:table-cell office:value-type="float" office:value="10.07906" calcext:value-type="float">
            <text:p>10.07906</text:p>
          </table:table-cell>
          <table:table-cell table:formula="of:=[.A31]-[.A30]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6.015" calcext:value-type="float">
            <text:p>6.015</text:p>
          </table:table-cell>
          <table:table-cell office:value-type="float" office:value="-0.29965" calcext:value-type="float">
            <text:p>-0.29965</text:p>
          </table:table-cell>
          <table:table-cell office:value-type="float" office:value="0.19068" calcext:value-type="float">
            <text:p>0.19068</text:p>
          </table:table-cell>
          <table:table-cell office:value-type="float" office:value="10.02458" calcext:value-type="float">
            <text:p>10.02458</text:p>
          </table:table-cell>
          <table:table-cell table:formula="of:=[.A32]-[.A31]" office:value-type="float" office:value="0.236" calcext:value-type="float">
            <text:p>0.236</text:p>
          </table:table-cell>
        </table:table-row>
        <table:table-row table:style-name="ro1">
          <table:table-cell office:value-type="float" office:value="6.169" calcext:value-type="float">
            <text:p>6.169</text:p>
          </table:table-cell>
          <table:table-cell office:value-type="float" office:value="-0.28603" calcext:value-type="float">
            <text:p>-0.28603</text:p>
          </table:table-cell>
          <table:table-cell office:value-type="float" office:value="0.0681" calcext:value-type="float">
            <text:p>0.0681</text:p>
          </table:table-cell>
          <table:table-cell office:value-type="float" office:value="10.16078" calcext:value-type="float">
            <text:p>10.16078</text:p>
          </table:table-cell>
          <table:table-cell table:formula="of:=[.A33]-[.A32]" office:value-type="float" office:value="0.154" calcext:value-type="float">
            <text:p>0.154</text:p>
          </table:table-cell>
        </table:table-row>
        <table:table-row table:style-name="ro1">
          <table:table-cell office:value-type="float" office:value="6.368" calcext:value-type="float">
            <text:p>6.368</text:p>
          </table:table-cell>
          <table:table-cell office:value-type="float" office:value="-0.25879" calcext:value-type="float">
            <text:p>-0.25879</text:p>
          </table:table-cell>
          <table:table-cell office:value-type="float" office:value="0.14982" calcext:value-type="float">
            <text:p>0.14982</text:p>
          </table:table-cell>
          <table:table-cell office:value-type="float" office:value="10.13354" calcext:value-type="float">
            <text:p>10.13354</text:p>
          </table:table-cell>
          <table:table-cell table:formula="of:=[.A34]-[.A33]" office:value-type="float" office:value="0.199000000000001" calcext:value-type="float">
            <text:p>0.1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document-statistic meta:table-count="1" meta:cell-count="170" meta:object-count="0"/>
  </office:meta>
</office:document-meta>
</file>